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7cm" svg:height="10.9cm" svg:x="1.9cm" svg:y="1.6cm">
          <text:p text:style-name="P1">Entreprise</text:p>
          <text:p text:style-name="P1">------------------------------------</text:p>
          <text:p text:style-name="P1">Siret(String)</text:p>
          <text:p text:style-name="P1">Nom(String)</text:p>
          <text:p text:style-name="P1">Adresse(String)</text:p>
          <text:p text:style-name="P1">CodePostal(int)</text:p>
          <text:p text:style-name="P1">Ville(String)</text:p>
          <text:p text:style-name="P1">Domaine(String)</text:p>
          <text:p text:style-name="P1">Email(String)</text:p>
          <text:p text:style-name="P1">Telephone(String)</text:p>
          <text:p text:style-name="P1">------------------------------------</text:p>
          <text:p text:style-name="P1">------------------------------------</text:p>
          <text:p text:style-name="P1">CreerStage()</text:p>
          <text:p text:style-name="P1">ModifierStage(Stage s)</text:p>
          <text:p text:style-name="P1">RetirerStage(Stage 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cm" svg:height="10.7cm" svg:x="1.6cm" svg:y="17.6cm">
          <text:p text:style-name="P1">Stage</text:p>
          <text:p text:style-name="P1">----------------------------------------</text:p>
          <text:p text:style-name="P1">Siret(String)</text:p>
          <text:p text:style-name="P1">IDStage(String)</text:p>
          <text:p text:style-name="P1">Titre(String)</text:p>
          <text:p text:style-name="P1">DateDebut(DATE)</text:p>
          <text:p text:style-name="P1">DateFin(DATE)</text:p>
          <text:p text:style-name="P1">NomEntreprise(String)</text:p>
          <text:p text:style-name="P1">RemunererPossible(String)</text:p>
          <text:p text:style-name="P1">Paie(String)</text:p>
          <text:p text:style-name="P1">----------------------------------------</text:p>
          <text:p text:style-name="P1">----------------------------------------</text:p>
          <text:p text:style-name="P1">CalculerRémuneration</text:p>
          <text:p text:style-name="P1">(DateDebut, DateFin)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cm" svg:y1="12.6cm" svg:x2="5.7cm" svg:y2="1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1:49:56.171518024</meta:creation-date>
    <dc:date>2016-02-03T12:00:40.173714836</dc:date>
    <meta:editing-duration>P0D</meta:editing-duration>
    <meta:editing-cycles>1</meta:editing-cycles>
    <meta:document-statistic meta:object-count="3"/>
    <meta:generator>LibreOffice/4.2.8.2$Linux_X86_64 LibreOffice_project/420m0$Build-2</meta:generator>
  </office:meta>
</office:document-meta>
</file>